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0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f00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 price</text:p>
          </table:table-cell>
          <table:table-cell table:style-name="ce4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1 price</text:p>
          </table:table-cell>
          <table:table-cell table:style-name="ce6"/>
          <table:table-cell table:style-name="ce1" office:value-type="string" calcext:value-type="string">
            <text:p>Source timeframe</text:p>
          </table:table-cell>
          <table:table-cell table:style-name="ce1" office:value-type="string" calcext:value-type="string">
            <text:p>Target timeframe</text:p>
          </table:table-cell>
          <table:table-cell table:style-name="ce1" office:value-type="string" calcext:value-type="string">
            <text:p>step size</text:p>
          </table:table-cell>
          <table:table-cell table:style-name="ce6"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hour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/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day</text:p>
          </table:table-cell>
          <table:table-cell table:style-name="ce3" table:formula="of:=60*24" office:value-type="float" office:value="1440" calcext:value-type="float">
            <text:p>144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week</text:p>
          </table:table-cell>
          <table:table-cell table:style-name="ce3" table:formula="of:=[.I3]*7" office:value-type="float" office:value="10080" calcext:value-type="float">
            <text:p>1008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onth</text:p>
          </table:table-cell>
          <table:table-cell table:style-name="ce7" table:formula="of:=[.I3]*30" office:value-type="float" office:value="43200" calcext:value-type="float">
            <office:annotation draw:style-name="gr1" draw:text-style-name="P2" svg:width="82.18pt" svg:height="28.09pt" svg:x="592.98pt" svg:y="16.72pt" draw:caption-point-x="-17.29pt" draw:caption-point-y="42.8pt">
              <dc:creator>AG</dc:creator>
              <dc:date>2019-04-15T00:00:00</dc:date>
              <text:p text:style-name="P1">30 or 31 ? fuck it, always 30</text:p>
            </office:annotation>
            <text:p>4320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quarter year</text:p>
          </table:table-cell>
          <table:table-cell table:style-name="ce3" table:formula="of:=[.I5]*3" office:value-type="float" office:value="129600" calcext:value-type="float">
            <text:p>12960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onth 6</text:p>
          </table:table-cell>
          <table:table-cell table:style-name="ce3" table:formula="of:=[.I5]*6" office:value-type="float" office:value="259200" calcext:value-type="float">
            <text:p>25920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Georgiev</meta:initial-creator>
    <meta:creation-date>2019-04-15T10:22:57.019048127</meta:creation-date>
    <dc:date>2019-04-15T11:16:22.187779060</dc:date>
    <dc:creator>Alex Georgiev</dc:creator>
    <meta:editing-duration>PT29M34S</meta:editing-duration>
    <meta:editing-cycles>1</meta:editing-cycles>
    <meta:document-statistic meta:table-count="1" meta:cell-count="155" meta:object-count="0"/>
    <meta:generator>LibreOffice/5.3.2.2$Linux_x86 LibreOffice_project/30m0$Build-2</meta:generator>
  </office:meta>
</office:document-meta>
</file>